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53c0a"/>
    </style:style>
    <style:style style:name="P2" style:family="paragraph" style:parent-style-name="Heading_20_1">
      <style:paragraph-properties fo:margin-top="0.0598in" fo:margin-bottom="0in" style:contextual-spacing="false"/>
      <style:text-properties officeooo:paragraph-rsid="00153c0a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3c0a" style:font-weight-asian="bold" style:font-weight-complex="bold"/>
    </style:style>
    <style:style style:name="T6" style:family="text">
      <style:text-properties officeooo:rsid="00153c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829. Maximum XOR for Each Query</text:h>
      <text:p text:style-name="P5">You are given a <text:span text:style-name="Strong_20_Emphasis"><text:span text:style-name="T1">sorted</text:span></text:span> array <text:span text:style-name="Source_20_Text"><text:span text:style-name="T2">nums</text:span></text:span> of <text:span text:style-name="Source_20_Text"><text:span text:style-name="T2">n</text:span></text:span> non-negative integers and an integer <text:span text:style-name="Source_20_Text"><text:span text:style-name="T2">maximumBit</text:span></text:span>. You want to perform the following query <text:span text:style-name="Source_20_Text"><text:span text:style-name="T2">n</text:span></text:span> <text:span text:style-name="Strong_20_Emphasis"><text:span text:style-name="T1">times</text:span></text:span>:</text:p>
      <text:list text:style-name="L1">
        <text:list-item>
          <text:p text:style-name="P6">Find a non-negative integer <text:span text:style-name="Source_20_Text"><text:span text:style-name="T2">k &lt; 2</text:span></text:span><text:span text:style-name="Source_20_Text"><text:span text:style-name="T1">maximumBit</text:span></text:span> such that <text:span text:style-name="Source_20_Text"><text:span text:style-name="T2">nums[0] XOR nums[1] XOR ... XOR nums[nums.length-1] XOR k</text:span></text:span> is <text:span text:style-name="Strong_20_Emphasis"><text:span text:style-name="T1">maximized</text:span></text:span>. <text:span text:style-name="Source_20_Text"><text:span text:style-name="T2">k</text:span></text:span> is the answer to the <text:span text:style-name="Source_20_Text"><text:span text:style-name="T2">i</text:span></text:span><text:span text:style-name="Source_20_Text"><text:span text:style-name="T1">th</text:span></text:span> query.</text:p>
        </text:list-item>
        <text:list-item>
          <text:p text:style-name="P7">Remove the <text:span text:style-name="Strong_20_Emphasis"><text:span text:style-name="T1">last </text:span></text:span>element from the current array <text:span text:style-name="Source_20_Text"><text:span text:style-name="T2">nums</text:span></text:span>.</text:p>
        </text:list-item>
      </text:list>
      <text:p text:style-name="P5">Return <text:span text:style-name="Emphasis"><text:span text:style-name="T1">an array</text:span></text:span> <text:span text:style-name="Source_20_Text"><text:span text:style-name="T2">answer</text:span></text:span><text:span text:style-name="Emphasis"><text:span text:style-name="T1">, where </text:span></text:span><text:span text:style-name="Source_20_Text"><text:span text:style-name="T2">answer[i]</text:span></text:span><text:span text:style-name="Emphasis"><text:span text:style-name="T1"> is the answer to the </text:span></text:span><text:span text:style-name="Source_20_Text"><text:span text:style-name="T2">i</text:span></text:span><text:span text:style-name="Source_20_Text"><text:span text:style-name="T1">th</text:span></text:span><text:span text:style-name="Emphasis"><text:span text:style-name="T1"> query</text:span></text:span>.</text:p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:</text:span></text:span> nums = [0,1,1,3], maximumBit = 2</text:p>
      <text:p text:style-name="P4"><text:span text:style-name="Strong_20_Emphasis"><text:span text:style-name="T1">Output:</text:span></text:span> [0,3,2,3]</text:p>
      <text:p text:style-name="P4"><text:span text:style-name="Strong_20_Emphasis"><text:span text:style-name="T1">Explanation</text:span></text:span>: The queries are answered as follows:</text:p>
      <text:p text:style-name="P4">1<text:span text:style-name="T1">st</text:span> query: nums = [0,1,1,3], k = 0 since 0 XOR 1 XOR 1 XOR 3 XOR 0 = 3.</text:p>
      <text:p text:style-name="P4">2<text:span text:style-name="T1">nd</text:span> query: nums = [0,1,1], k = 3 since 0 XOR 1 XOR 1 XOR 3 = 3.</text:p>
      <text:p text:style-name="P4">3<text:span text:style-name="T1">rd</text:span> query: nums = [0,1], k = 2 since 0 XOR 1 XOR 2 = 3.</text:p>
      <text:p text:style-name="P3">4<text:span text:style-name="T1">th</text:span> query: nums = [0], k = 3 since 0 XOR 3 = 3.</text:p>
      <text:p text:style-name="P5"><text:span text:style-name="Strong_20_Emphasis"><text:span text:style-name="T1">Example 2:</text:span></text:span></text:p>
      <text:p text:style-name="P4"><text:span text:style-name="Strong_20_Emphasis"><text:span text:style-name="T1">Input:</text:span></text:span> nums = [2,3,4,7], maximumBit = 3</text:p>
      <text:p text:style-name="P4"><text:span text:style-name="Strong_20_Emphasis"><text:span text:style-name="T1">Output:</text:span></text:span> [5,2,6,5]</text:p>
      <text:p text:style-name="P4"><text:span text:style-name="Strong_20_Emphasis"><text:span text:style-name="T1">Explanation</text:span></text:span>: The queries are answered as follows:</text:p>
      <text:p text:style-name="P4">1<text:span text:style-name="T1">st</text:span> query: nums = [2,3,4,7], k = 5 since 2 XOR 3 XOR 4 XOR 7 XOR 5 = 7.</text:p>
      <text:p text:style-name="P4">2<text:span text:style-name="T1">nd</text:span> query: nums = [2,3,4], k = 2 since 2 XOR 3 XOR 4 XOR 2 = 7.</text:p>
      <text:p text:style-name="P4">3<text:span text:style-name="T1">rd</text:span> query: nums = [2,3], k = 6 since 2 XOR 3 XOR 6 = 7.</text:p>
      <text:p text:style-name="P3">4<text:span text:style-name="T1">th</text:span> query: nums = [2], k = 5 since 2 XOR 5 = 7.</text:p>
      <text:p text:style-name="P5"><text:span text:style-name="Strong_20_Emphasis"><text:span text:style-name="T1">Example 3:</text:span></text:span></text:p>
      <text:p text:style-name="P4"><text:span text:style-name="Strong_20_Emphasis"><text:span text:style-name="T1">Input:</text:span></text:span> nums = [0,1,2,2,5,7], maximumBit = 3</text:p>
      <text:p text:style-name="P3"><text:span text:style-name="Strong_20_Emphasis"><text:span text:style-name="T1">Output:</text:span></text:span> [4,3,6,4,6,7]</text:p>
      <text:p text:style-name="P5"> </text:p>
      <text:p text:style-name="P5"><text:span text:style-name="Strong_20_Emphasis"><text:span text:style-name="T1">Constraints:</text:span></text:span></text:p>
      <text:list text:style-name="L2">
        <text:list-item>
          <text:p text:style-name="P9"><text:span text:style-name="Source_20_Text"><text:span text:style-name="T2">nums.length == n</text:span></text:span></text:p>
        </text:list-item>
        <text:list-item>
          <text:p text:style-name="P9"><text:span text:style-name="Source_20_Text"><text:span text:style-name="T2">1 &lt;= n &lt;= 10</text:span></text:span><text:span text:style-name="Source_20_Text"><text:span text:style-name="T3">5</text:span></text:span></text:p>
        </text:list-item>
        <text:list-item>
          <text:p text:style-name="P9"><text:span text:style-name="Source_20_Text"><text:span text:style-name="T2">1 &lt;= maximumBit &lt;= 20</text:span></text:span></text:p>
        </text:list-item>
        <text:list-item>
          <text:p text:style-name="P10"><text:span text:style-name="Source_20_Text"><text:span text:style-name="T2">0 &lt;= nums[i] &lt; 2</text:span></text:span><text:span text:style-name="Source_20_Text"><text:span text:style-name="T3">maximumBit</text:span></text:span></text:p>
        </text:list-item>
      </text:list>
      <text:p text:style-name="Text_20_body"/>
      <text:h text:style-name="P1" text:outline-level="1">1829. Maximum XOR for Each Query</text:h>
      <text:p text:style-name="P11">/*</text:p>
      <text:p text:style-name="P11"><text:s text:c="4"/><text:span text:style-name="T4">Prefix xor+Math</text:span></text:p>
      <text:p text:style-name="P11"><text:s text:c="4"/>Time complexity: O(2n)=O(n)</text:p>
      <text:p text:style-name="P11"><text:s text:c="4"/>Space complexity: O(n)</text:p>
      <text:p text:style-name="P11">*/</text:p>
      <text:p text:style-name="P8">class Solution {</text:p>
      <text:p text:style-name="P8"><text:s text:c="4"/>public:</text:p>
      <text:p text:style-name="P8"><text:s text:c="8"/>std::vector&lt;int&gt; getMaximumXor(std::vector&lt;int&gt;&amp; nums, int maximumBit){</text:p>
      <text:p text:style-name="P8"><text:s text:c="12"/>int n=nums.size();</text:p>
      <text:p text:style-name="P8"><text:s text:c="12"/>std::vector&lt;int&gt; prefix_xor(n);</text:p>
      <text:p text:style-name="P8"><text:s text:c="12"/>prefix_xor[0]=nums[0];</text:p>
      <text:p text:style-name="P8"><text:s text:c="12"/>for(int i=1;i&lt;n;++i) prefix_xor[i]=prefix_xor[i-1]^nums[i];</text:p>
      <text:p text:style-name="P8"><text:s text:c="12"/>std::vector&lt;int&gt; ans;</text:p>
      <text:p text:style-name="P8"><text:s text:c="12"/>int k=(1&lt;&lt;maximumBit)-1;</text:p>
      <text:p text:style-name="P8"><text:s text:c="12"/>for(int i=n-1;i&gt;=0;--i) ans.push_back(prefix_xor[i]^k);</text:p>
      <text:p text:style-name="P8"><text:s text:c="12"/>return ans;</text:p>
      <text:p text:style-name="P8"><text:s text:c="8"/>}</text:p>
      <text:p text:style-name="P8">};</text:p>
      <text:h text:style-name="P2" text:outline-level="1">1829. Maximum XOR for Each Query</text:h>
      <text:p text:style-name="P11">/*</text:p>
      <text:p text:style-name="P11"><text:s text:c="4"/><text:span text:style-name="T4">Prefix xor space optimi</text:span><text:span text:style-name="T5">z</text:span><text:span text:style-name="T4">ation+Math</text:span></text:p>
      <text:p text:style-name="P11"><text:s text:c="4"/>Time complexity: O(2n)=O(n)</text:p>
      <text:p text:style-name="P11"><text:s text:c="4"/>Space complexity: O(1)</text:p>
      <text:p text:style-name="P11">*/</text:p>
      <text:p text:style-name="P8">class Solution{</text:p>
      <text:p text:style-name="P8"><text:s text:c="4"/>public:</text:p>
      <text:p text:style-name="P8"><text:s text:c="8"/>std::vector&lt;int&gt; getMaximumXor(std::vector&lt;int&gt;&amp; nums, int maximumBit){</text:p>
      <text:p text:style-name="P8"><text:s text:c="12"/>int n=nums.size();</text:p>
      <text:p text:style-name="P8"><text:s text:c="12"/>int xor_prefix=0;</text:p>
      <text:p text:style-name="P8"><text:s text:c="12"/>for(int i=0;i&lt;n;++i) xor_prefix^=nums[i];</text:p>
      <text:p text:style-name="P8"><text:s text:c="12"/>std::vector&lt;int&gt; ans(n);</text:p>
      <text:p text:style-name="P8"><text:s text:c="12"/>int k=(1&lt;&lt;maximumBit)-1;</text:p>
      <text:p text:style-name="P8"><text:s text:c="12"/>for(int i=0;i&lt;n;++i){</text:p>
      <text:p text:style-name="P8"><text:s text:c="16"/>ans[i]=xor_prefix^k;</text:p>
      <text:p text:style-name="P8"><text:s text:c="16"/>xor_prefix^=nums[n-1-i];</text:p>
      <text:p text:style-name="P8"><text:s text:c="12"/>}</text:p>
      <text:p text:style-name="P8"><text:s text:c="12"/>return an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00:35.358683887</meta:creation-date>
    <dc:date>2024-11-08T11:03:32.835044447</dc:date>
    <meta:editing-duration>PT2M58S</meta:editing-duration>
    <meta:editing-cycles>1</meta:editing-cycles>
    <meta:document-statistic meta:table-count="0" meta:image-count="0" meta:object-count="0" meta:page-count="2" meta:paragraph-count="72" meta:word-count="380" meta:character-count="2470" meta:non-whitespace-character-count="1876"/>
    <meta:generator>LibreOffice/24.2.6.2$Linux_X86_64 LibreOffice_project/420$Build-2</meta:generator>
  </office:meta>
</office:document-meta>
</file>